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text-properties officeooo:paragraph-rsid="001b4bf5"/>
    </style:style>
    <style:style style:name="P2" style:family="paragraph" style:parent-style-name="Text_20_body">
      <style:text-properties officeooo:paragraph-rsid="001e684b"/>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22e301" style:font-weight-asian="bold" style:font-weight-complex="bold"/>
    </style:style>
    <style:style style:name="P5" style:family="paragraph" style:parent-style-name="Text_20_body">
      <style:text-properties officeooo:rsid="001e684b" officeooo:paragraph-rsid="001e684b"/>
    </style:style>
    <style:style style:name="P6" style:family="paragraph" style:parent-style-name="Text_20_body">
      <style:text-properties fo:font-size="12pt" officeooo:rsid="001e684b" officeooo:paragraph-rsid="0022e301" style:font-size-asian="12pt" style:font-size-complex="12pt"/>
    </style:style>
    <style:style style:name="T1" style:family="text">
      <style:text-properties style:text-underline-style="solid" style:text-underline-width="auto" style:text-underline-color="font-color"/>
    </style:style>
    <style:style style:name="T2" style:family="text">
      <style:text-properties fo:color="#ce9178"/>
    </style:style>
    <style:style style:name="T3" style:family="text">
      <style:text-properties fo:color="#6796e6"/>
    </style:style>
    <style:style style:name="T4" style:family="text">
      <style:text-properties officeooo:rsid="001b4bf5"/>
    </style:style>
    <style:style style:name="T5" style:family="text">
      <style:text-properties officeooo:rsid="001d72f6"/>
    </style:style>
    <style:style style:name="T6" style:family="text">
      <style:text-properties officeooo:rsid="001e684b"/>
    </style:style>
    <style:style style:name="T7" style:family="text">
      <style:text-properties fo:font-size="12pt" style:font-size-asian="12pt" style:font-size-complex="12pt"/>
    </style:style>
    <style:style style:name="T8" style:family="text">
      <style:text-properties fo:font-size="12pt" officeooo:rsid="001e684b" style:font-size-asian="12pt" style:font-size-complex="12pt"/>
    </style:style>
    <style:style style:name="T9" style:family="text">
      <style:text-properties fo:font-size="12pt" officeooo:rsid="001e7550" style:font-size-asian="12pt" style:font-size-complex="12pt"/>
    </style:style>
    <style:style style:name="T10" style:family="text">
      <style:text-properties fo:font-size="12pt" officeooo:rsid="0021134d" style:font-size-asian="12pt" style:font-size-complex="12pt"/>
    </style:style>
    <style:style style:name="T11" style:family="text">
      <style:text-properties fo:font-size="12pt" officeooo:rsid="002d8cdb" style:font-size-asian="12pt" style:font-size-complex="12pt"/>
    </style:style>
    <style:style style:name="T12" style:family="text">
      <style:text-properties fo:font-size="12pt" officeooo:rsid="002dafe6" style:font-size-asian="12pt" style:font-size-complex="12pt"/>
    </style:style>
    <style:style style:name="T13" style:family="text">
      <style:text-properties officeooo:rsid="00245b81"/>
    </style:style>
    <style:style style:name="T14" style:family="text">
      <style:text-properties officeooo:rsid="00283429"/>
    </style:style>
    <style:style style:name="T15" style:family="text">
      <style:text-properties officeooo:rsid="0029c8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Voici une liste de tracker<text:span text:style-name="T13">s</text:span> <text:span text:style-name="T5">pour</text:span><text:span text:style-name="T4"> </text:span>investir dans le Portefeuille Permanent de Harry Browne.</text:p>
      <text:p text:style-name="P1"><text:span text:style-name="T4">Il</text:span> est aisé de <text:span text:style-name="T4">sélectionner</text:span> les trackers les plus adaptés en utilisant un scanner comme <text:span text:style-name="T4">celui de </text:span>[<text:a xlink:type="simple" xlink:href="http://www.justetf.com/" text:style-name="Internet_20_link" text:visited-style-name="Visited_20_Internet_20_Link"><text:span text:style-name="T2">www.justetf.com</text:span></text:a>](<text:span text:style-name="T1">https://www.justetf.com/en/</text:span>).</text:p>
      <text:p text:style-name="Text_20_body"><text:span text:style-name="T5">Il faut privilégier les </text:span>trackers <text:span text:style-name="T5">qui ont </text:span>les volumes d'échange les plus élevés et les <text:span text:style-name="T5">frais de gestion </text:span>les plus <text:span text:style-name="T6">faibles</text:span>.</text:p>
      <text:p text:style-name="P5">Idéalement :</text:p>
      <text:p text:style-name="Text_20_body"><text:span text:style-name="T3">-</text:span> iShares Core S&amp;P 500</text:p>
      <text:p text:style-name="Text_20_body"><text:span text:style-name="T3">-</text:span> iShares USD Treasury Bond +20y</text:p>
      <text:p text:style-name="Text_20_body"><text:span text:style-name="T3">-</text:span> Invesco Physical Gold A</text:p>
      <text:p text:style-name="Text_20_body"><text:span text:style-name="T3">-</text:span> iShares USD Treasury Bond 0-1yr</text:p>
      <text:p text:style-name="Text_20_body"/>
      <text:p text:style-name="P1"><text:span text:style-name="T4">Ces trackers ont </text:span>respectivement des frais de gestion annuel de ( 3 x 0,07% + 0,19% ) / 4 = 0,10%</text:p>
      <text:p text:style-name="Text_20_body">Soient 0,10% de frais de gestion annuel pour la globalité du portefeuille.</text:p>
      <text:p text:style-name="Text_20_body">Toutes les banques ne proposent pas ces trackers pour la simple et bonne raison qu'ils les jugent pas assez rentables. Il existe cependant des trackers équivalents chez Amundi (Crédit Agricole) ou BNP Paribas, mais au double de frais:</text:p>
      <text:p text:style-name="Text_20_body"><text:span text:style-name="T3">-</text:span> iShares Core S&amp;P 500 : 0,07% par an </text:p>
      <text:p text:style-name="Text_20_body"><text:span text:style-name="T3">-</text:span> Amundi <text:span text:style-name="T4">et</text:span> BNP S&amp;P 500 : 0,15% par an</text:p>
      <text:p text:style-name="Text_20_body"/>
      <text:p text:style-name="Text_20_body">En plus de ses frais de gestion, <text:span text:style-name="T6">il n’est pas rare de voir encore certaines banques prélever des droits de garde en sus, ce qui en 2020 est tout simplement scandaleux! </text:span><text:span text:style-name="T14">Si votre établissement bancaire vous prélève des droits de garde sur vos investissements, changez de d’é</text:span><text:span text:style-name="T15">tablissement</text:span><text:span text:style-name="T14">!</text:span></text:p>
      <text:p text:style-name="P2">Si votre portefeuille est réalisé dans une enveloppe fiscale particulière comme un fonds de retraite ou une assurance-vie en unité de compte, vous pouvez être sûr que les fonds qui vous sont proposés ont<text:span text:style-name="T6"> </text:span>1% à 2% de frais de gestion annuels, <text:span text:style-name="T6">prélevés par le gérant du fonds, </text:span>au<text:span text:style-name="T4">x</text:span>quel<text:span text:style-name="T4">s </text:span><text:span text:style-name="T6">viennent </text:span>s'ajout<text:span text:style-name="T4">e</text:span><text:span text:style-name="T6">r 0,5% à 1% de frais de gestion supplémentaires, prélevés par l’établissement financier qui gère votre enveloppe fi</text:span><text:span text:style-name="T8">scale. Au final, il n’est pas rare que les frais annuels prélevé</text:span><text:span text:style-name="T9">s</text:span><text:span text:style-name="T8"> sur votre portefeuille d’investissement s’élèvent </text:span><text:span text:style-name="T11">au total </text:span><text:span text:style-name="T8">à 2% ou 3% par an!</text:span></text:p>
      <text:p text:style-name="P4"><text:span text:style-name="T8">Pour bien </text:span><text:span text:style-name="T10">comprendre</text:span><text:span text:style-name="T8"> l’importance des frais, imaginez un portefeuille de 100’000€. </text:span><text:span text:style-name="T9">A 3% de frais </text:span><text:span text:style-name="T12">de gestion</text:span><text:span text:style-name="T9">, cela signifie que vous </text:span><text:span text:style-name="T8">alle</text:span><text:span text:style-name="T9">z</text:span><text:span text:style-name="T8"> voir votre banquier chaque fin d’année </text:span><text:span text:style-name="T9">pour lui déposer une petite </text:span><text:span text:style-name="T8">enveloppe de 3’000€! </text:span><text:span text:style-name="T9">Vous avez déjà bien du mal à générer 3% de rendement annuel sans prendre de risque...</text:span></text:p>
      <text:p text:style-name="P6">Répétez cette opération 25 ans et au final c’est 50% d’épargne accumulée en moins à l’arrivée. </text:p>
      <text:p text:style-name="P3">S<text:span text:style-name="T7">imulation de l'impact des frais sur une épargne investie</text:spa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Menlo" svg:font-family="Menlo, Monaco, 'Courier New', monospace"/>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5-09T14:03:38.764217718</meta:creation-date>
    <dc:date>2020-05-09T18:29:40.233108571</dc:date>
    <meta:editing-duration>PT31M35S</meta:editing-duration>
    <meta:editing-cycles>20</meta:editing-cycles>
    <meta:generator>LibreOffice/6.4.3.2$MacOSX_X86_64 LibreOffice_project/747b5d0ebf89f41c860ec2a39efd7cb15b54f2d8</meta:generator>
    <meta:document-statistic meta:table-count="0" meta:image-count="0" meta:object-count="0" meta:page-count="1" meta:paragraph-count="18" meta:word-count="383" meta:character-count="2263" meta:non-whitespace-character-count="1896"/>
  </office:meta>
</office:document-meta>
</file>